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vegacion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Cantidad de iters</text:p>
          </table:table-cell>
          <table:table-cell office:value-type="string" calcext:value-type="string">
            <text:p>Tiempo por iteracion microseg</text:p>
          </table:table-cell>
          <table:table-cell office:value-type="string" calcext:value-type="string">
            <text:p>Segundo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809" calcext:value-type="float">
            <text:p>78809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78809" calcext:value-type="float">
            <text:p>78809</text:p>
          </table:table-cell>
          <table:table-cell table:formula="of:=[.D3]*POWER(10;-6)" office:value-type="float" office:value="0.078809" calcext:value-type="float">
            <text:p>0.078809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7773.7" calcext:value-type="float">
            <text:p>407773.7</text:p>
          </table:table-cell>
          <table:table-cell office:value-type="float" office:value="5" calcext:value-type="float">
            <text:p>5</text:p>
          </table:table-cell>
          <table:table-cell table:formula="of:=[.B4]/[.C4]" office:value-type="float" office:value="81554.74" calcext:value-type="float">
            <text:p>81554.74</text:p>
          </table:table-cell>
          <table:table-cell table:formula="of:=[.D4]*POWER(10;-6)" office:value-type="float" office:value="0.08155474" calcext:value-type="float">
            <text:p>0.08155474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6797.9" calcext:value-type="float">
            <text:p>476797.9</text:p>
          </table:table-cell>
          <table:table-cell office:value-type="float" office:value="6" calcext:value-type="float">
            <text:p>6</text:p>
          </table:table-cell>
          <table:table-cell table:formula="of:=[.B5]/[.C5]" office:value-type="float" office:value="79466.3166666667" calcext:value-type="float">
            <text:p>79466.3166666667</text:p>
          </table:table-cell>
          <table:table-cell table:formula="of:=[.D5]*POWER(10;-6)" office:value-type="float" office:value="0.0794663166666667" calcext:value-type="float">
            <text:p>0.079466316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15860.4" calcext:value-type="float">
            <text:p>615860.4</text:p>
          </table:table-cell>
          <table:table-cell office:value-type="float" office:value="8" calcext:value-type="float">
            <text:p>8</text:p>
          </table:table-cell>
          <table:table-cell table:formula="of:=[.B6]/[.C6]" office:value-type="float" office:value="76982.55" calcext:value-type="float">
            <text:p>76982.55</text:p>
          </table:table-cell>
          <table:table-cell table:formula="of:=[.D6]*POWER(10;-6)" office:value-type="float" office:value="0.07698255" calcext:value-type="float">
            <text:p>0.0769825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72201.3" calcext:value-type="float">
            <text:p>772201.3</text:p>
          </table:table-cell>
          <table:table-cell office:value-type="float" office:value="10" calcext:value-type="float">
            <text:p>10</text:p>
          </table:table-cell>
          <table:table-cell table:formula="of:=[.B7]/[.C7]" office:value-type="float" office:value="77220.13" calcext:value-type="float">
            <text:p>77220.13</text:p>
          </table:table-cell>
          <table:table-cell table:formula="of:=[.D7]*POWER(10;-6)" office:value-type="float" office:value="0.07722013" calcext:value-type="float">
            <text:p>0.07722013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94271.3" calcext:value-type="float">
            <text:p>994271.3</text:p>
          </table:table-cell>
          <table:table-cell office:value-type="float" office:value="13" calcext:value-type="float">
            <text:p>13</text:p>
          </table:table-cell>
          <table:table-cell table:formula="of:=[.B8]/[.C8]" office:value-type="float" office:value="76482.4076923077" calcext:value-type="float">
            <text:p>76482.4076923077</text:p>
          </table:table-cell>
          <table:table-cell table:formula="of:=[.D8]*POWER(10;-6)" office:value-type="float" office:value="0.0764824076923077" calcext:value-type="float">
            <text:p>0.076482407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12725.8" calcext:value-type="float">
            <text:p>1312725.8</text:p>
          </table:table-cell>
          <table:table-cell office:value-type="float" office:value="17" calcext:value-type="float">
            <text:p>17</text:p>
          </table:table-cell>
          <table:table-cell table:formula="of:=[.B9]/[.C9]" office:value-type="float" office:value="77219.1647058824" calcext:value-type="float">
            <text:p>77219.1647058824</text:p>
          </table:table-cell>
          <table:table-cell table:formula="of:=[.D9]*POWER(10;-6)" office:value-type="float" office:value="0.0772191647058824" calcext:value-type="float">
            <text:p>0.077219164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59726.1" calcext:value-type="float">
            <text:p>1859726.1</text:p>
          </table:table-cell>
          <table:table-cell office:value-type="float" office:value="24" calcext:value-type="float">
            <text:p>24</text:p>
          </table:table-cell>
          <table:table-cell table:formula="of:=[.B10]/[.C10]" office:value-type="float" office:value="77488.5875" calcext:value-type="float">
            <text:p>77488.5875</text:p>
          </table:table-cell>
          <table:table-cell table:formula="of:=[.D10]*POWER(10;-6)" office:value-type="float" office:value="0.0774885875" calcext:value-type="float">
            <text:p>0.077488587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34480.9" calcext:value-type="float">
            <text:p>2834480.9</text:p>
          </table:table-cell>
          <table:table-cell office:value-type="float" office:value="37" calcext:value-type="float">
            <text:p>37</text:p>
          </table:table-cell>
          <table:table-cell table:formula="of:=[.B11]/[.C11]" office:value-type="float" office:value="76607.5918918919" calcext:value-type="float">
            <text:p>76607.5918918919</text:p>
          </table:table-cell>
          <table:table-cell table:formula="of:=[.D11]*POWER(10;-6)" office:value-type="float" office:value="0.0766075918918919" calcext:value-type="float">
            <text:p>0.0766075919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966686.7" calcext:value-type="float">
            <text:p>5966686.7</text:p>
          </table:table-cell>
          <table:table-cell office:value-type="float" office:value="75" calcext:value-type="float">
            <text:p>75</text:p>
          </table:table-cell>
          <table:table-cell table:formula="of:=[.B12]/[.C12]" office:value-type="float" office:value="79555.8226666667" calcext:value-type="float">
            <text:p>79555.8226666667</text:p>
          </table:table-cell>
          <table:table-cell table:formula="of:=[.D12]*POWER(10;-6)" office:value-type="float" office:value="0.0795558226666667" calcext:value-type="float">
            <text:p>0.079555822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medio</text:p>
          </table:table-cell>
          <table:table-cell table:formula="of:=AVERAGE([.D3:.D12])" office:value-type="float" office:value="78138.6311123415" calcext:value-type="float">
            <text:p>78138.6311123415</text:p>
          </table:table-cell>
          <table:table-cell table:formula="of:=AVERAGE([.E3:.E12])" office:value-type="float" office:value="0.0781386311123415" calcext:value-type="float">
            <text:p>0.07813863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v Estandar</text:p>
          </table:table-cell>
          <table:table-cell table:formula="of:=STDEV([.D3:.D12])" office:value-type="float" office:value="1647.411279842" calcext:value-type="float">
            <text:p>1647.411279842</text:p>
          </table:table-cell>
          <table:table-cell table:formula="of:=STDEV([.E3:.E12])" office:value-type="float" office:value="0.001647411279842" calcext:value-type="float">
            <text:p>0.00164741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MIN([.D3:.D12])" office:value-type="float" office:value="76482.4076923077" calcext:value-type="float">
            <text:p>76482.4076923077</text:p>
          </table:table-cell>
          <table:table-cell table:formula="of:=MIN([.E3:.E12])" office:value-type="float" office:value="0.0764824076923077" calcext:value-type="float">
            <text:p>0.07648240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3:.D12])" office:value-type="float" office:value="81554.74" calcext:value-type="float">
            <text:p>81554.74</text:p>
          </table:table-cell>
          <table:table-cell table:formula="of:=MAX([.E3:.E12])" office:value-type="float" office:value="0.08155474" calcext:value-type="float">
            <text:p>0.081554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3:06:03.202804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06:32.956091052</meta:creation-date>
    <dc:date>2015-10-03T13:07:35.411505599</dc:date>
    <meta:editing-duration>PT37M34S</meta:editing-duration>
    <meta:editing-cycles>9</meta:editing-cycles>
    <meta:generator>LibreOffice/4.4.3.2$Linux_X86_64 LibreOffice_project/40m0$Build-2</meta:generator>
    <meta:document-statistic meta:table-count="1" meta:cell-count="77" meta:object-count="0"/>
  </office:meta>
</office:document-meta>
</file>